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Dose(G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33508" calcext:value-type="float">
            <text:p>2.3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33993" calcext:value-type="float">
            <text:p>2.34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37648" calcext:value-type="float">
            <text:p>2.38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37144" calcext:value-type="float">
            <text:p>2.37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37" calcext:value-type="float">
            <text:p>2.37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38651" calcext:value-type="float">
            <text:p>2.39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242368" calcext:value-type="float">
            <text:p>2.42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4307" calcext:value-type="float">
            <text:p>2.43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46108" calcext:value-type="float">
            <text:p>2.46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248701" calcext:value-type="float">
            <text:p>2.49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48264" calcext:value-type="float">
            <text:p>2.48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245238" calcext:value-type="float">
            <text:p>2.45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247531" calcext:value-type="float">
            <text:p>2.48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250903" calcext:value-type="float">
            <text:p>2.51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255929" calcext:value-type="float">
            <text:p>2.56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257512" calcext:value-type="float">
            <text:p>2.58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58835" calcext:value-type="float">
            <text:p>2.59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255544" calcext:value-type="float">
            <text:p>2.56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256179" calcext:value-type="float">
            <text:p>2.56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256821" calcext:value-type="float">
            <text:p>2.57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256064" calcext:value-type="float">
            <text:p>2.56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257514" calcext:value-type="float">
            <text:p>2.58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256207" calcext:value-type="float">
            <text:p>2.56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26458" calcext:value-type="float">
            <text:p>2.65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66421" calcext:value-type="float">
            <text:p>2.66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266027" calcext:value-type="float">
            <text:p>2.66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266568" calcext:value-type="float">
            <text:p>2.67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266369" calcext:value-type="float">
            <text:p>2.66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271193" calcext:value-type="float">
            <text:p>2.71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269688" calcext:value-type="float">
            <text:p>2.70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269078" calcext:value-type="float">
            <text:p>2.69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277018" calcext:value-type="float">
            <text:p>2.77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74519" calcext:value-type="float">
            <text:p>2.75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274045" calcext:value-type="float">
            <text:p>2.74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279511" calcext:value-type="float">
            <text:p>2.80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283874" calcext:value-type="float">
            <text:p>2.84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279936" calcext:value-type="float">
            <text:p>2.80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282044" calcext:value-type="float">
            <text:p>2.82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280064" calcext:value-type="float">
            <text:p>2.80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281012" calcext:value-type="float">
            <text:p>2.81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284568" calcext:value-type="float">
            <text:p>2.85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280357" calcext:value-type="float">
            <text:p>2.80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276397" calcext:value-type="float">
            <text:p>2.76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281035" calcext:value-type="float">
            <text:p>2.81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281926" calcext:value-type="float">
            <text:p>2.82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287413" calcext:value-type="float">
            <text:p>2.87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291297" calcext:value-type="float">
            <text:p>2.91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279516" calcext:value-type="float">
            <text:p>2.80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27303" calcext:value-type="float">
            <text:p>2.73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263995" calcext:value-type="float">
            <text:p>2.64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332891" calcext:value-type="float">
            <text:p>3.33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377796" calcext:value-type="float">
            <text:p>3.78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413332" calcext:value-type="float">
            <text:p>4.13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0000000239714" calcext:value-type="float">
            <text:p>2.40E-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0000127864" calcext:value-type="float">
            <text:p>1.28E-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0000148707" calcext:value-type="float">
            <text:p>1.49E-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0000361854" calcext:value-type="float">
            <text:p>3.62E-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000015477" calcext:value-type="float">
            <text:p>1.55E-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00000107788" calcext:value-type="float">
            <text:p>1.08E-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000000442464" calcext:value-type="float">
            <text:p>4.42E-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000002596" calcext:value-type="float">
            <text:p>2.60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0:12:35.390932907</meta:creation-date>
    <meta:generator>LibreOffice/7.3.7.2$Linux_X86_64 LibreOffice_project/30$Build-2</meta:generator>
    <dc:date>2023-04-18T09:52:38.051490163</dc:date>
    <meta:editing-duration>PT22H51M58S</meta:editing-duration>
    <meta:editing-cycles>24</meta:editing-cycles>
    <meta:document-statistic meta:table-count="1" meta:cell-count="124" meta:object-count="0"/>
  </office:meta>
</office:document-meta>
</file>